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4.000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3.83116666666667cm"/>
    </style:style>
    <style:style style:name="co5" style:family="table-column">
      <style:table-column-properties fo:break-before="auto" style:column-width="2.0955cm" style:use-optimal-column-width="true"/>
    </style:style>
    <style:style style:name="co6" style:family="table-column">
      <style:table-column-properties fo:break-before="auto" style:column-width="3.6618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jkstra_Macierz" table:style-name="ta1">
        <table:shapes>
          <draw:frame draw:z-index="1" draw:id="id0" draw:style-name="a0" draw:name="Диаграмма 1" svg:x="5.90794in" svg:y="0.55531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6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Wierzchołki grafu</text:p>
          </table:table-cell>
          <table:table-cell office:value-type="string" table:style-name="ce2">
            <text:p>Gęstość [%]</text:p>
          </table:table-cell>
          <table:table-cell office:value-type="string" table:style-name="ce2">
            <text:p>Czas [ns]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5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1048000" table:style-name="ce2">
            <text:p>1048000</text:p>
          </table:table-cell>
          <table:table-cell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2083200" table:style-name="ce2">
            <text:p>20832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3049400" table:style-name="ce2">
            <text:p>30494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3534400" table:style-name="ce2">
            <text:p>35344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10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1752500" table:style-name="ce2">
            <text:p>1752500</text:p>
          </table:table-cell>
          <table:table-cell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2940600" table:style-name="ce2">
            <text:p>29406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3547300" table:style-name="ce2">
            <text:p>35473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4556200" table:style-name="ce2">
            <text:p>45562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15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4476100" table:style-name="ce2">
            <text:p>4476100</text:p>
          </table:table-cell>
          <table:table-cell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7941200" table:style-name="ce2">
            <text:p>79412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9640400" table:style-name="ce2">
            <text:p>96404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11027700" table:style-name="ce2">
            <text:p>110277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20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7564400" table:style-name="ce2">
            <text:p>7564400</text:p>
          </table:table-cell>
          <table:table-cell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10742700" table:style-name="ce2">
            <text:p>107427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17161200" table:style-name="ce2">
            <text:p>171612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23614700" table:style-name="ce2">
            <text:p>236147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number-rows-repeated="1048556" table:style-name="ro1">
          <table:table-cell table:number-columns-repeated="16384"/>
        </table:table-row>
      </table:table>
      <table:table table:name="Dijkstra_Lista" table:style-name="ta1">
        <table:shapes>
          <draw:frame draw:z-index="1" draw:id="id1" draw:style-name="a1" draw:name="Диаграмма 1" svg:x="6.02165in" svg:y="0.53071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6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Wierzchołki grafu</text:p>
          </table:table-cell>
          <table:table-cell office:value-type="string" table:style-name="ce2">
            <text:p>Gęstość [%]</text:p>
          </table:table-cell>
          <table:table-cell office:value-type="string" table:style-name="ce2">
            <text:p>Czas [ns]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5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2480900" table:style-name="ce2">
            <text:p>2480900</text:p>
          </table:table-cell>
          <table:table-cell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3084800" table:style-name="ce2">
            <text:p>30848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4054200" table:style-name="ce2">
            <text:p>40542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4463500" table:style-name="ce2">
            <text:p>44635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10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4044600" table:style-name="ce2">
            <text:p>4044600</text:p>
          </table:table-cell>
          <table:table-cell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4581400" table:style-name="ce2">
            <text:p>45814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5535200" table:style-name="ce2">
            <text:p>55352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6649600" table:style-name="ce2">
            <text:p>66496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15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6272900" table:style-name="ce2">
            <text:p>6272900</text:p>
          </table:table-cell>
          <table:table-cell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6580800" table:style-name="ce2">
            <text:p>65808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8435000" table:style-name="ce2">
            <text:p>84350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11419100" table:style-name="ce2">
            <text:p>114191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20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9765600" table:style-name="ce2">
            <text:p>9765600</text:p>
          </table:table-cell>
          <table:table-cell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10268400" table:style-name="ce2">
            <text:p>102684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11564300" table:style-name="ce2">
            <text:p>115643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13038800" table:style-name="ce2">
            <text:p>130388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number-rows-repeated="1048556" table:style-name="ro1">
          <table:table-cell table:number-columns-repeated="16384"/>
        </table:table-row>
      </table:table>
      <table:table table:name="Ford_macierz" table:style-name="ta2">
        <table:shapes>
          <draw:frame draw:z-index="1" draw:id="id2" draw:style-name="a2" draw:name="Диаграмма 7" svg:x="5.175in" svg:y="0.38333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Wierzchołki grafu</text:p>
          </table:table-cell>
          <table:table-cell office:value-type="string" table:style-name="ce2">
            <text:p>Gęstość [%]</text:p>
          </table:table-cell>
          <table:table-cell office:value-type="string" table:style-name="ce2">
            <text:p>Czas [ns]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5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3004800" table:style-name="ce2">
            <text:p>30048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2628100" table:style-name="ce2">
            <text:p>26281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3097800" table:style-name="ce2">
            <text:p>30978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3255000" table:style-name="ce2">
            <text:p>32550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10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3340400" table:style-name="ce2">
            <text:p>33404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5322000" table:style-name="ce2">
            <text:p>53220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8952200" table:style-name="ce2">
            <text:p>89522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10201700" table:style-name="ce2">
            <text:p>102017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15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10349900" table:style-name="ce2">
            <text:p>103499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20134700" table:style-name="ce2">
            <text:p>201347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25049900" table:style-name="ce2">
            <text:p>250499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29554100" table:style-name="ce2">
            <text:p>295541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20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23215300" table:style-name="ce2">
            <text:p>232153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31868400" table:style-name="ce2">
            <text:p>318684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45751900" table:style-name="ce2">
            <text:p>457519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52321200" table:style-name="ce2">
            <text:p>52321200</text:p>
          </table:table-cell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  <table:table table:name="ford_list" table:style-name="ta2">
        <table:shapes>
          <draw:frame draw:z-index="1" draw:id="id3" draw:style-name="a3" draw:name="Диаграмма 1" svg:x="5.10833in" svg:y="0.38333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Wierzchołki grafu</text:p>
          </table:table-cell>
          <table:table-cell office:value-type="string" table:style-name="ce2">
            <text:p>Gęstość [%]</text:p>
          </table:table-cell>
          <table:table-cell office:value-type="string" table:style-name="ce2">
            <text:p>Czas [ns]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5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1353000" table:style-name="ce2">
            <text:p>13530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1472500" table:style-name="ce2">
            <text:p>14725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1921600" table:style-name="ce2">
            <text:p>19216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2071700" table:style-name="ce2">
            <text:p>20717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10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1509200" table:style-name="ce2">
            <text:p>15092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2006100" table:style-name="ce2">
            <text:p>20061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2223600" table:style-name="ce2">
            <text:p>22236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2615500" table:style-name="ce2">
            <text:p>26155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15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1852700" table:style-name="ce2">
            <text:p>18527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2499700" table:style-name="ce2">
            <text:p>24997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2671500" table:style-name="ce2">
            <text:p>26715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4296700" table:style-name="ce2">
            <text:p>42967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20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2236200" table:style-name="ce2">
            <text:p>22362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3171500" table:style-name="ce2">
            <text:p>31715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3500500" table:style-name="ce2">
            <text:p>350050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5080400" table:style-name="ce2">
            <text:p>5080400</text:p>
          </table:table-cell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  <table:table table:name="Prim_Macierz" table:style-name="ta1">
        <table:shapes>
          <draw:frame draw:z-index="1" draw:id="id4" draw:style-name="a4" draw:name="Диаграмма 1" svg:x="6.01063in" svg:y="0.52008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6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Wierzchołki grafu</text:p>
          </table:table-cell>
          <table:table-cell office:value-type="string" table:style-name="ce2">
            <text:p>Gęstość [%]</text:p>
          </table:table-cell>
          <table:table-cell office:value-type="string" table:style-name="ce2">
            <text:p>Czas [ns]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5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1920500" table:style-name="ce2">
            <text:p>1920500</text:p>
          </table:table-cell>
          <table:table-cell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2969900" table:style-name="ce2">
            <text:p>29699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3624500" table:style-name="ce2">
            <text:p>36245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3578500" table:style-name="ce2">
            <text:p>35785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10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9063500" table:style-name="ce2">
            <text:p>9063500</text:p>
          </table:table-cell>
          <table:table-cell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15111600" table:style-name="ce2">
            <text:p>151116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20299700" table:style-name="ce2">
            <text:p>202997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20653000" table:style-name="ce2">
            <text:p>206530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15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28147800" table:style-name="ce2">
            <text:p>28147800</text:p>
          </table:table-cell>
          <table:table-cell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45256700" table:style-name="ce2">
            <text:p>452567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76209000" table:style-name="ce2">
            <text:p>762090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82291800" table:style-name="ce2">
            <text:p>822918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20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64268100" table:style-name="ce2">
            <text:p>64268100</text:p>
          </table:table-cell>
          <table:table-cell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131579700" table:style-name="ce2">
            <text:p>1315797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173772400" table:style-name="ce2">
            <text:p>1737724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198128600" table:style-name="ce2">
            <text:p>1981286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number-rows-repeated="1048556" table:style-name="ro1">
          <table:table-cell table:number-columns-repeated="16384"/>
        </table:table-row>
      </table:table>
      <table:table table:name="Prim_Lista" table:style-name="ta1">
        <table:shapes>
          <draw:frame draw:z-index="1" draw:id="id5" draw:style-name="a5" draw:name="Диаграмма 1" svg:x="6.02165in" svg:y="0.52008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6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Wierzchołki grafu</text:p>
          </table:table-cell>
          <table:table-cell office:value-type="string" table:style-name="ce2">
            <text:p>Gęstość [%]</text:p>
          </table:table-cell>
          <table:table-cell office:value-type="string" table:style-name="ce2">
            <text:p>Czas [ns]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5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1660200" table:style-name="ce2">
            <text:p>1660200</text:p>
          </table:table-cell>
          <table:table-cell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2694500" table:style-name="ce2">
            <text:p>26945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3125800" table:style-name="ce2">
            <text:p>31258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2714600" table:style-name="ce2">
            <text:p>27146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10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5179100" table:style-name="ce2">
            <text:p>5179100</text:p>
          </table:table-cell>
          <table:table-cell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9211600" table:style-name="ce2">
            <text:p>92116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11214900" table:style-name="ce2">
            <text:p>112149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13823900" table:style-name="ce2">
            <text:p>138239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15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13076500" table:style-name="ce2">
            <text:p>13076500</text:p>
          </table:table-cell>
          <table:table-cell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18759100" table:style-name="ce2">
            <text:p>187591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22349200" table:style-name="ce2">
            <text:p>223492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26129000" table:style-name="ce2">
            <text:p>261290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3">
            <text:p>200 wierzchołków</text:p>
          </table:table-cell>
          <table:table-cell office:value-type="float" office:value="25" table:style-name="ce2">
            <text:p>25</text:p>
          </table:table-cell>
          <table:table-cell office:value-type="float" office:value="21194700" table:style-name="ce2">
            <text:p>21194700</text:p>
          </table:table-cell>
          <table:table-cell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3" table:style-name="ce1"/>
          <table:table-cell table:number-columns-spanned="1" table:number-rows-spanned="4" table:style-name="ce4"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50" table:style-name="ce2">
            <text:p>50</text:p>
          </table:table-cell>
          <table:table-cell office:value-type="float" office:value="35011600" table:style-name="ce2">
            <text:p>350116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75" table:style-name="ce2">
            <text:p>75</text:p>
          </table:table-cell>
          <table:table-cell office:value-type="float" office:value="42605400" table:style-name="ce2">
            <text:p>426054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style-name="ro1">
          <table:table-cell table:number-columns-repeated="2"/>
          <table:covered-table-cell/>
          <table:table-cell office:value-type="float" office:value="100" table:style-name="ce2">
            <text:p>100</text:p>
          </table:table-cell>
          <table:table-cell office:value-type="float" office:value="46994200" table:style-name="ce2">
            <text:p>46994200</text:p>
          </table:table-cell>
          <table:table-cell table:style-name="ce1"/>
          <table:covered-table-cell/>
          <table:table-cell table:number-columns-repeated="3" table:style-name="ce1"/>
          <table:covered-table-cell/>
          <table:table-cell table:number-columns-repeated="3" table:style-name="ce1"/>
          <table:covered-table-cell/>
          <table:table-cell table:number-columns-repeated="16369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dc:creator>Nikita Stepanenko</dc:creator>
    <meta:creation-date>2017-05-08T15:39:18Z</meta:creation-date>
    <dc:date>2019-06-09T22:09:53Z</dc:date>
    <meta:editing-cycles>1</meta:editing-cycles>
    <meta:editing-duration>PT49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interpolation="cubic-splin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interpolation="cubic-splin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interpolation="cubic-splin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94488188976pt" svg:width="453.5150393700787pt" chart:style-name="Crt0">
        <chart:title chart:style-name="CT00">
          <text:p text:style-name="a0" text:class-names="" text:cond-style-name="">Algorytm Dijkstry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zas [n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ęstość grafu</text:p>
            </chart:title>
            <chart:grid chart:class="major" chart:style-name="GMa1"/>
          </chart:axis>
          <chart:series chart:label-cell-address="Dijkstra_Macierz.$C$5" chart:values-cell-range-address="Dijkstra_Macierz.$E$5:.$E$8" chart:class="chart:scatter" chart:attached-axis="primary-y" chart:style-name="G0S0">
            <chart:domain table:cell-range-address="Dijkstra_Macierz.$D$5:.$D$8"/>
            <chart:data-point chart:repeated="4"/>
          </chart:series>
          <chart:series chart:label-cell-address="Dijkstra_Macierz.$C$9" chart:values-cell-range-address="Dijkstra_Macierz.$E$9:.$E$12" chart:class="chart:scatter" chart:attached-axis="primary-y" chart:style-name="G0S1">
            <chart:domain table:cell-range-address="Dijkstra_Macierz.$D$9:.$D$12"/>
            <chart:data-point chart:repeated="4"/>
          </chart:series>
          <chart:series chart:label-cell-address="Dijkstra_Macierz.$C$13" chart:values-cell-range-address="Dijkstra_Macierz.$E$13:.$E$16" chart:class="chart:scatter" chart:attached-axis="primary-y" chart:style-name="G0S2">
            <chart:domain table:cell-range-address="Dijkstra_Macierz.$D$13:.$D$16"/>
            <chart:data-point chart:repeated="4"/>
          </chart:series>
          <chart:series chart:label-cell-address="Dijkstra_Macierz.$C$17" chart:values-cell-range-address="Dijkstra_Macierz.$E$17:.$E$20" chart:class="chart:scatter" chart:attached-axis="primary-y" chart:style-name="G0S3">
            <chart:domain table:cell-range-address="Dijkstra_Macierz.$D$17:.$D$20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interpolation="cubic-splin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interpolation="cubic-splin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interpolation="cubic-splin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94488188976pt" svg:width="453.5150393700787pt" chart:style-name="Crt0">
        <chart:title chart:style-name="CT00">
          <text:p text:style-name="a0" text:class-names="" text:cond-style-name="">Algorytm Dijkstry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zas [n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ęstość grafu</text:p>
            </chart:title>
            <chart:grid chart:class="major" chart:style-name="GMa1"/>
          </chart:axis>
          <chart:series chart:label-cell-address="Dijkstra_Lista.$C$5" chart:values-cell-range-address="Dijkstra_Lista.$E$5:.$E$8" chart:class="chart:scatter" chart:attached-axis="primary-y" chart:style-name="G0S0">
            <chart:domain table:cell-range-address="Dijkstra_Lista.$D$5:.$D$8"/>
            <chart:data-point chart:repeated="4"/>
          </chart:series>
          <chart:series chart:label-cell-address="Dijkstra_Lista.$C$9" chart:values-cell-range-address="Dijkstra_Lista.$E$9:.$E$12" chart:class="chart:scatter" chart:attached-axis="primary-y" chart:style-name="G0S1">
            <chart:domain table:cell-range-address="Dijkstra_Lista.$D$9:.$D$12"/>
            <chart:data-point chart:repeated="4"/>
          </chart:series>
          <chart:series chart:label-cell-address="Dijkstra_Lista.$C$13" chart:values-cell-range-address="Dijkstra_Lista.$E$13:.$E$16" chart:class="chart:scatter" chart:attached-axis="primary-y" chart:style-name="G0S2">
            <chart:domain table:cell-range-address="Dijkstra_Lista.$D$13:.$D$16"/>
            <chart:data-point chart:repeated="4"/>
          </chart:series>
          <chart:series chart:label-cell-address="Dijkstra_Lista.$C$17" chart:values-cell-range-address="Dijkstra_Lista.$E$17:.$E$20" chart:class="chart:scatter" chart:attached-axis="primary-y" chart:style-name="G0S3">
            <chart:domain table:cell-range-address="Dijkstra_Lista.$D$17:.$D$20"/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5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5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interpolation="cubic-spline" chart:solid-type="cuboid"/>
      <style:graphic-properties draw:fill="none" draw:stroke="solid" svg:stroke-width="0.03153in" svg:stroke-color="#ffc000" svg:stroke-opacity="100%" draw:stroke-linejoin="round" svg:stroke-linecap="round"/>
    </style:style>
    <style:style style:family="chart" style:name="G0S3">
      <style:chart-properties chart:symbol-type="automatic" chart:connect-bars="false" chart:interpolation="cubic-spline" chart:solid-type="cuboid"/>
      <style:graphic-properties draw:fill="none" draw:stroke="solid" svg:stroke-width="0.03153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94488188976pt" svg:width="453.5150393700787pt" chart:style-name="Crt0">
        <chart:title chart:style-name="CT00">
          <text:p text:style-name="a0" text:class-names="" text:cond-style-name="">Algorytm Dijkstry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zas [n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ęstość grafu</text:p>
            </chart:title>
            <chart:grid chart:class="major" chart:style-name="GMa1"/>
          </chart:axis>
          <chart:series chart:label-cell-address="Ford_macierz.$C$4" chart:values-cell-range-address="Ford_macierz.$E$4:.$E$7" chart:class="chart:scatter" chart:attached-axis="primary-y" chart:style-name="G0S0">
            <chart:domain table:cell-range-address="Ford_macierz.$D$4:.$D$7"/>
            <chart:data-point chart:repeated="4"/>
          </chart:series>
          <chart:series chart:label-cell-address="Ford_macierz.$C$8" chart:values-cell-range-address="Ford_macierz.$E$8:.$E$11" chart:class="chart:scatter" chart:attached-axis="primary-y" chart:style-name="G0S1">
            <chart:domain table:cell-range-address="Ford_macierz.$D$8:.$D$11"/>
            <chart:data-point chart:repeated="4"/>
          </chart:series>
          <chart:series chart:label-cell-address="Ford_macierz.$C$12" chart:values-cell-range-address="Ford_macierz.$E$12:.$E$15" chart:class="chart:scatter" chart:attached-axis="primary-y" chart:style-name="G0S2">
            <chart:domain table:cell-range-address="Ford_macierz.$D$12:.$D$15"/>
            <chart:data-point chart:repeated="4"/>
          </chart:series>
          <chart:series chart:label-cell-address="Ford_macierz.$C$16" chart:values-cell-range-address="Ford_macierz.$E$16:.$E$19" chart:class="chart:scatter" chart:attached-axis="primary-y" chart:style-name="G0S3">
            <chart:domain table:cell-range-address="Ford_macierz.$D$16:.$D$19"/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interpolation="cubic-spline" chart:solid-type="cuboid"/>
      <style:graphic-properties draw:fill="none" draw:stroke="solid" svg:stroke-width="0.03153in" svg:stroke-color="#4472c4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interpolation="cubic-spline" chart:solid-type="cuboid"/>
      <style:graphic-properties draw:fill="none" draw:stroke="solid" svg:stroke-width="0.0315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interpolation="cubic-spline" chart:solid-type="cuboid"/>
      <style:graphic-properties draw:fill="none" draw:stroke="solid" svg:stroke-width="0.03153in" svg:stroke-color="#ffc000" svg:stroke-opacity="100%" draw:stroke-linejoin="round" svg:stroke-linecap="round"/>
    </style:style>
    <style:style style:family="chart" style:name="G0S3">
      <style:chart-properties chart:symbol-type="automatic" chart:connect-bars="false" chart:interpolation="cubic-spline" chart:solid-type="cuboid"/>
      <style:graphic-properties draw:fill="none" draw:stroke="solid" svg:stroke-width="0.03153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94488188976pt" svg:width="453.5150393700787pt" chart:style-name="Crt0">
        <chart:title chart:style-name="CT00">
          <text:p text:style-name="a0" text:class-names="" text:cond-style-name="">Algorytm Dijkstry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zas [n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ęstość grafu</text:p>
            </chart:title>
            <chart:grid chart:class="major" chart:style-name="GMa1"/>
          </chart:axis>
          <chart:series chart:label-cell-address="ford_list.$C$4" chart:values-cell-range-address="ford_list.$E$4:.$E$7" chart:class="chart:scatter" chart:attached-axis="primary-y" chart:style-name="G0S0">
            <chart:domain table:cell-range-address="ford_list.$D$4:.$D$7"/>
            <chart:data-point chart:repeated="4"/>
          </chart:series>
          <chart:series chart:label-cell-address="ford_list.$C$8" chart:values-cell-range-address="ford_list.$E$8:.$E$11" chart:class="chart:scatter" chart:attached-axis="primary-y" chart:style-name="G0S1">
            <chart:domain table:cell-range-address="ford_list.$D$8:.$D$11"/>
            <chart:data-point chart:repeated="4"/>
          </chart:series>
          <chart:series chart:label-cell-address="ford_list.$C$12" chart:values-cell-range-address="ford_list.$E$12:.$E$15" chart:class="chart:scatter" chart:attached-axis="primary-y" chart:style-name="G0S2">
            <chart:domain table:cell-range-address="ford_list.$D$12:.$D$15"/>
            <chart:data-point chart:repeated="4"/>
          </chart:series>
          <chart:series chart:label-cell-address="ford_list.$C$16" chart:values-cell-range-address="ford_list.$E$16:.$E$19" chart:class="chart:scatter" chart:attached-axis="primary-y" chart:style-name="G0S3">
            <chart:domain table:cell-range-address="ford_list.$D$16:.$D$19"/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interpolation="cubic-splin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interpolation="cubic-splin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interpolation="cubic-splin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94488188976pt" svg:width="453.5150393700787pt" chart:style-name="Crt0">
        <chart:title chart:style-name="CT00">
          <text:p text:style-name="a0" text:class-names="" text:cond-style-name="">Algorytm Prim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zas [n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ęstość grafu</text:p>
            </chart:title>
            <chart:grid chart:class="major" chart:style-name="GMa1"/>
          </chart:axis>
          <chart:series chart:label-cell-address="Prim_Macierz.$C$5" chart:values-cell-range-address="Prim_Macierz.$E$5:.$E$8" chart:class="chart:scatter" chart:attached-axis="primary-y" chart:style-name="G0S0">
            <chart:domain table:cell-range-address="Prim_Macierz.$D$5:.$D$8"/>
            <chart:data-point chart:repeated="4"/>
          </chart:series>
          <chart:series chart:label-cell-address="Prim_Macierz.$C$9" chart:values-cell-range-address="Prim_Macierz.$E$9:.$E$12" chart:class="chart:scatter" chart:attached-axis="primary-y" chart:style-name="G0S1">
            <chart:domain table:cell-range-address="Prim_Macierz.$D$9:.$D$12"/>
            <chart:data-point chart:repeated="4"/>
          </chart:series>
          <chart:series chart:label-cell-address="Prim_Macierz.$C$13" chart:values-cell-range-address="Prim_Macierz.$E$13:.$E$16" chart:class="chart:scatter" chart:attached-axis="primary-y" chart:style-name="G0S2">
            <chart:domain table:cell-range-address="Prim_Macierz.$D$13:.$D$16"/>
            <chart:data-point chart:repeated="4"/>
          </chart:series>
          <chart:series chart:label-cell-address="Prim_Macierz.$C$17" chart:values-cell-range-address="Prim_Macierz.$E$17:.$E$20" chart:class="chart:scatter" chart:attached-axis="primary-y" chart:style-name="G0S3">
            <chart:domain table:cell-range-address="Prim_Macierz.$D$17:.$D$20"/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interpolation="cubic-splin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interpolation="cubic-splin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interpolation="cubic-splin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94488188976pt" svg:width="453.5150393700787pt" chart:style-name="Crt0">
        <chart:title chart:style-name="CT00">
          <text:p text:style-name="a0" text:class-names="" text:cond-style-name="">Algorytm Prim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zas [n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ęstość grafu</text:p>
            </chart:title>
            <chart:grid chart:class="major" chart:style-name="GMa1"/>
          </chart:axis>
          <chart:series chart:label-cell-address="Prim_Lista.$C$5" chart:values-cell-range-address="Prim_Lista.$E$5:.$E$8" chart:class="chart:scatter" chart:attached-axis="primary-y" chart:style-name="G0S0">
            <chart:domain table:cell-range-address="Prim_Lista.$D$5:.$D$8"/>
            <chart:data-point chart:repeated="4"/>
          </chart:series>
          <chart:series chart:label-cell-address="Prim_Lista.$C$9" chart:values-cell-range-address="Prim_Lista.$E$9:.$E$12" chart:class="chart:scatter" chart:attached-axis="primary-y" chart:style-name="G0S1">
            <chart:domain table:cell-range-address="Prim_Lista.$D$9:.$D$12"/>
            <chart:data-point chart:repeated="4"/>
          </chart:series>
          <chart:series chart:label-cell-address="Prim_Lista.$C$13" chart:values-cell-range-address="Prim_Lista.$E$13:.$E$16" chart:class="chart:scatter" chart:attached-axis="primary-y" chart:style-name="G0S2">
            <chart:domain table:cell-range-address="Prim_Lista.$D$13:.$D$16"/>
            <chart:data-point chart:repeated="4"/>
          </chart:series>
          <chart:series chart:label-cell-address="Prim_Lista.$C$17" chart:values-cell-range-address="Prim_Lista.$E$17:.$E$20" chart:class="chart:scatter" chart:attached-axis="primary-y" chart:style-name="G0S3">
            <chart:domain table:cell-range-address="Prim_Lista.$D$17:.$D$20"/>
            <chart:data-point chart:repeated="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